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43DC0AF8.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Header">
      <style:text-properties fo:font-size="10pt" fo:font-style="italic" officeooo:paragraph-rsid="001f9a1f" style:font-size-asian="10pt" style:font-style-asian="italic" style:font-size-complex="10pt" style:font-style-complex="italic"/>
    </style:style>
    <style:style style:name="P3" style:family="paragraph" style:parent-style-name="Footer">
      <style:text-properties fo:font-size="10pt" style:font-size-asian="10pt" style:font-size-complex="10pt"/>
    </style:style>
    <style:style style:name="P4" style:family="paragraph" style:parent-style-name="Footer">
      <style:text-properties fo:font-style="italic" officeooo:paragraph-rsid="001f9a1f" style:font-style-asian="italic" style:font-style-complex="italic"/>
    </style:style>
    <style:style style:name="P5" style:family="paragraph" style:parent-style-name="HNormalTimes_20_Car_20_Car_20_Car_20_Car_20_Car_20_Car_20_Car">
      <style:text-properties officeooo:paragraph-rsid="001f9a1f"/>
    </style:style>
    <style:style style:name="P6" style:family="paragraph" style:parent-style-name="Standard">
      <style:paragraph-properties fo:margin-left="0cm" fo:margin-right="0cm" fo:line-height="150%" fo:text-align="center" style:justify-single-word="false" fo:text-indent="0.953cm" style:auto-text-indent="false"/>
      <style:text-properties fo:font-size="14pt" fo:language="es" fo:country="ES" officeooo:paragraph-rsid="0023c434" style:font-size-asian="14pt" style:font-size-complex="14pt"/>
    </style:style>
    <style:style style:name="P7" style:family="paragraph" style:parent-style-name="HTítulo">
      <style:text-properties fo:language="es" fo:country="ES" officeooo:paragraph-rsid="0023c434"/>
    </style:style>
    <style:style style:name="P8" style:family="paragraph" style:parent-style-name="HNormalTimes_20_Car_20_Car_20_Car_20_Car_20_Car_20_Car_20_Car">
      <style:paragraph-properties fo:text-align="center" style:justify-single-word="false"/>
      <style:text-properties officeooo:rsid="001f9a1f" officeooo:paragraph-rsid="001f9a1f" fo:background-color="transparent"/>
    </style:style>
    <style:style style:name="P9" style:family="paragraph" style:parent-style-name="HNormalTimes_20_Car_20_Car_20_Car_20_Car_20_Car_20_Car_20_Car">
      <style:text-properties officeooo:paragraph-rsid="0023c434"/>
    </style:style>
    <style:style style:name="P10" style:family="paragraph" style:parent-style-name="HNormalTimes_20_Car_20_Car_20_Car_20_Car_20_Car_20_Car_20_Car" style:master-page-name="First_20_Page">
      <style:paragraph-properties style:page-number="auto" fo:break-before="page"/>
      <style:text-properties officeooo:paragraph-rsid="0023c434"/>
    </style:style>
    <style:style style:name="T1" style:family="text">
      <style:text-properties officeooo:rsid="00213930"/>
    </style:style>
    <style:style style:name="T2" style:family="text">
      <style:text-properties fo:font-size="12pt" style:font-size-asian="12pt" style:font-size-complex="12pt"/>
    </style:style>
    <style:style style:name="T3" style:family="text">
      <style:text-properties officeooo:rsid="001f9a1f"/>
    </style:style>
    <style:style style:name="T4" style:family="text">
      <style:text-properties fo:font-style="normal" officeooo:rsid="00213930" style:font-style-asian="normal" style:font-style-complex="normal"/>
    </style:style>
    <style:style style:name="T5" style:family="text">
      <style:text-properties fo:font-size="10pt" officeooo:rsid="001f9a1f" style:font-size-asian="10pt" style:font-size-complex="10pt"/>
    </style:style>
    <style:style style:name="T6" style:family="text">
      <style:text-properties fo:font-size="10pt" officeooo:rsid="0021f9c8" style:font-size-asian="10pt" style:font-size-complex="10pt"/>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officeooo:rsid="001fb914"/>
    </style:style>
    <style:style style:name="T10" style:family="text">
      <style:text-properties officeooo:rsid="0010c51f"/>
    </style:style>
    <style:style style:name="T11" style:family="text">
      <style:text-properties officeooo:rsid="0011c6ca"/>
    </style:style>
    <style:style style:name="T12" style:family="text">
      <style:text-properties officeooo:rsid="0011ffab"/>
    </style:style>
    <style:style style:name="T13" style:family="text">
      <style:text-properties officeooo:rsid="001303b2"/>
    </style:style>
    <style:style style:name="T14" style:family="text">
      <style:text-properties officeooo:rsid="00139c09"/>
    </style:style>
    <style:style style:name="T15" style:family="text">
      <style:text-properties officeooo:rsid="0013bfb7"/>
    </style:style>
    <style:style style:name="T16" style:family="text">
      <style:text-properties officeooo:rsid="0021907b"/>
    </style:style>
    <style:style style:name="T17" style:family="text">
      <style:text-properties officeooo:rsid="0014881f"/>
    </style:style>
    <style:style style:name="T18" style:family="text">
      <style:text-properties officeooo:rsid="00152d1f"/>
    </style:style>
    <style:style style:name="T19" style:family="text">
      <style:text-properties officeooo:rsid="0016d39f"/>
    </style:style>
    <style:style style:name="T20" style:family="text">
      <style:text-properties officeooo:rsid="002338b6"/>
    </style:style>
    <style:style style:name="T21" style:family="text">
      <style:text-properties officeooo:rsid="00174d64"/>
    </style:style>
    <style:style style:name="T22" style:family="text">
      <style:text-properties officeooo:rsid="00192172"/>
    </style:style>
    <style:style style:name="T23" style:family="text">
      <style:text-properties officeooo:rsid="001acf82"/>
    </style:style>
    <style:style style:name="T24" style:family="text">
      <style:text-properties officeooo:rsid="00238558"/>
    </style:style>
    <style:style style:name="T25" style:family="text">
      <style:text-properties officeooo:rsid="001b4c58"/>
    </style:style>
    <style:style style:name="T26" style:family="text">
      <style:text-properties officeooo:rsid="001bb7d7"/>
    </style:style>
    <style:style style:name="T27" style:family="text">
      <style:text-properties officeooo:rsid="001d5e39"/>
    </style:style>
    <style:style style:name="T28" style:family="text">
      <style:text-properties officeooo:rsid="001ee4bd"/>
    </style:style>
    <style:style style:name="T29" style:family="text">
      <style:text-properties officeooo:rsid="0023c43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9"/>
      <text:p text:style-name="P9"/>
      <text:p text:style-name="P9"/>
      <text:p text:style-name="P9"/>
      <text:p text:style-name="P9"/>
      <text:p text:style-name="P9"/>
      <text:p text:style-name="P9"/>
      <text:p text:style-name="P9">Pero eso no importa ahora, que los ojos del toro nos miran desde lo alto del muro y hay un muerto entre nosotros. Nadia se traga sus sollozos <text:span text:style-name="T10">de rodillas</text:span>, <text:span text:style-name="T10">de</text:span>l otro lado de la caja. Don Fermín apenas parpadea, los ojos clavados en la cabeza del animal. El toro parece observar un punto lejano, perdido en la ventana. No, no quiero ver al muerto. Prefiero disimular la mirada <text:span text:style-name="T10">entre las cortinas que se agitan al paso del aire frío: el </text:span>chiflón vuelve a apagar <text:span text:style-name="T10">los cirios, y</text:span>o insisto en <text:span text:style-name="T10">encenderlos</text:span>. <text:span text:style-name="T10">Con los ruegos desfigurados por el llanto</text:span>, Nadia le <text:span text:style-name="T10">pide </text:span>a Don Fermín que baje <text:span text:style-name="T10">a ese animal de ahí</text:span>. El hombre rodea el ataúd, arrima una silla al muro, desatornilla <text:span text:style-name="T10">a Pocapena y lo descuelga con cuidado</text:span>. Bajo el hueco que <text:span text:style-name="T10">deja </text:span>el toro, la adolescente de Currito: Currito de Triana. </text:p>
      <text:p text:style-name="P9"><text:span text:style-name="T10">Necesito</text:span> fumar. Sólo me quedan dos cigarros. Me llevo <text:span text:style-name="T10">el penúltimo a la </text:span>boca y le ofrezco el <text:span text:style-name="T10">último a </text:span>Nadia. <text:span text:style-name="T10">Ella </text:span>me agradece con algo que en otras circunstancias hubiera sido una sonrisa, p<text:span text:style-name="HNormalTimes_20_Car_20_Car_20_Car_20_Car_20_Car_20_Car_20_Car_20_Car">e</text:span>ro ahora es apenas una mueca malograda. Este pensamiento me distrae y olvido el cigarro que cuelga apagado de mis labios. La gravedad <text:span text:style-name="T10">lo atrae</text:span>. Cae. Rebota en un borde. Va a parar ataúd adentro. Nadia no se da cuenta. <text:span text:style-name="T10">E</text:span>spero que don Fermín tampoco. </text:p>
      <text:p text:style-name="P9">Conocí a don Fermín en esta misma casa, en cuatro patas, con unos cuernos de madera sobre la calva. Currito debía tener ocho años <text:span text:style-name="T10">y ya </text:span>sujetaba <text:span text:style-name="T10">mal </text:span>su primer capote con <text:span text:style-name="T10">ambas </text:span>manos. ¡Así no Currito, así no! <text:span text:style-name="T10">Es que </text:span>papi... A ver, dame ese <text:soft-page-break/>capote; <text:span text:style-name="T10">f</text:span>íjate bien: para recibir al toro por chicuelinas lo citas como en la verónica, pero giras <text:span text:style-name="T10">hacia </text:span>el otro lado ¿ves? Anda, inténta de nuevo. Don Fermín se <text:span text:style-name="T10">ajustó</text:span> los cuernos y trazó una embestida sobre el capote. El niño cayó de rodillas. ¡Te digo que <text:span text:style-name="T10">gires </text:span>en sentido contrario! ¿eres imbécil? Pero papi, es que yo no… Nada, hoy vamos a practicar hasta que te salga. </text:p>
      <text:p text:style-name="P9">Yo venía a cobrar la mensualidad de <text:span text:style-name="T10">una cocina integral </text:span>que don Fermín <text:span text:style-name="T10">estaba comprando </text:span>a plazos. Como soy aficionado a la fiesta brava, nos hicimos amigos en unas cuantas mensualidades. Don Fermín <text:span text:style-name="T10">servía dos vasos de jerez </text:span>y contaba anécdotas de su época de novillero. Se hacía llamar Fermín de Triana. Su sueño era tomar la alternativa en la Plaza Progreso. <text:span text:style-name="T10">Durante el día se partía el lomo trabajando en una tienda de ultramarinos, para por las noches poder colarse en ganaderías ajenas y entrenarse a hurtadillas con toros criollos. Toreaba de prestado, vistiendo un traje que aún no había acabado de pagar y que a todas luces le quedaba grande. Sus faenas nunca </text:span>merecieron más de unas cuantas líneas en periódicos de pueblo. En su última corrida, <text:span text:style-name="T11">el tendido le propinó pitos en el primero, rechifla </text:span>unánime en el <text:span text:style-name="T11">segundo </text:span>y lo despidió bajo una lluvia de cojines. El empresario <text:span text:style-name="T11">le retiró su apoyo</text:span>: ni modo, Fermín, <text:span text:style-name="T11">no te tocaba; </text:span>a tu edad ya no hay alternativa <text:span text:style-name="T11">que valga</text:span>, ya estás viejo para seguir en la novillada, <text:span text:style-name="T11">pero te puedo dar trabajo de </text:span>monosabio en la Progreso: <text:span text:style-name="T11">tú decides.</text:span> <text:span text:style-name="T11">Fue así como don Fermín cambió la montera una </text:span>gorrita <text:span text:style-name="T11">blanca;</text:span> <text:span text:style-name="T11">l</text:span>a chaqueta de luces por <text:span text:style-name="T11">un</text:span> saco rojo <text:span text:style-name="T11">con vivos amarillos; el </text:span>estoque por ese bote de cal con que, caminando en círculos, se dibujan las divisiones concéntricas del ruedo. Se durmió como Fermín de Triana. Despertó como don Fermín, el monosabio. </text:p>
      <text:p text:style-name="P9"><text:span text:style-name="T12">Mas l</text:span>os cojinazos <text:span text:style-name="T11">llovieron </text:span><text:span text:style-name="T12">en vano</text:span>: <text:span text:style-name="T12">sirvieron al menos para ablandar </text:span>el corazón de Nadia, la taquill<text:span text:style-name="T12">era de la plaza Progreso</text:span>. Seis meses después de la boda nació Currito. Apenas lo tuvo en brazos, don Fermín lo soñó vestido de luces, saliendo <text:span text:style-name="T12">por la puerta grande</text:span>. Y <text:span text:style-name="T12">sobre la pila bautismal lo sentenció al oído: </text:span>tú serás <text:span text:style-name="T12">Currito, el torero de Triana</text:span>.</text:p>
      <text:p text:style-name="P9"><text:soft-page-break/><text:span text:style-name="T12">Asomada al féretro, </text:span>Nadia tararea una <text:span text:style-name="T12">canción de cuna</text:span>. La ventana del patio sigue abierta. Tengo frío. <text:span text:style-name="T12">Que horror la canción de cuna. ¿Cómo se me fue a caer ahí mi último cigarro?</text:span></text:p>
      <text:p text:style-name="P9"><text:span text:style-name="T13">Aquel cobro cayó en </text:span>día de reyes. Currito <text:span text:style-name="T13">me </text:span>abrió la puerta. Sus <text:span text:style-name="T14">padres</text:span> no estaban pero no tardarían. Me invitó a <text:span text:style-name="T14">esperarlos en el sillón de la sala</text:span>. Sus ojos verde olivo <text:span text:style-name="T14">parecían avergonzados: </text:span>su cuerpo ya tenía tranco de adolescente. ¿Qué te trajeron los Reyes? La pregunta pareció incomodarlo. Sin entusiasmo, Currito encendió el <text:span text:style-name="T14">video</text:span>. En la pantalla <text:span text:style-name="T14">de la tele</text:span> Manolete recibió a un toro de rodillas ante la ovación del respetable. El motor de una camioneta sobresaltó <text:span text:style-name="T14">al muchacho</text:span>. <text:span text:style-name="T14">La cerradura crujió al contacto con la llave. Su mano se posó en mi muslo. El verde olivo de sus ojos imploraba</text:span>, con toda su mano, con todo mi muslo, <text:span text:style-name="T14">con toda esa voz suya y de don Fermín, </text:span>que lo sacara de ahí, que me lo llevara lejos, a un lugar sin Manoletes ni capotes, en donde <text:span text:style-name="T14">papá </text:span>no embiste con cuernos de madera. Don Fermín abrió la puerta. Me levanté. <text:span text:style-name="T15">Tras </text:span>darme el abrazo de año nuevo me explicó sus problemas de solvencia, la navidad, la cuesta de enero, usted <text:span text:style-name="T15">ya </text:span>sabe cómo son estas fechas, le voy a quedar mal con la mensualidad. En desagravio me invitó a que me <text:span text:style-name="T15">a ver el primer volumen de </text:span>la apasionante biografía de Manolete que los reyes le habían traído a Currito. <text:span text:style-name="T15">Yo d</text:span>ecliné la invitación y salí a respirar el aire claro de la tarde, con el calor de esa mano de doce años <text:span text:style-name="T15">palpitando </text:span>sobre mi muslo. </text:p>
      <text:p text:style-name="P9">Formar a un torero cuesta una fortuna. Don Fermín <text:span text:style-name="T15">construyó </text:span>un corral <text:span text:style-name="T15">en el patio de su casa </text:span>y compró dos toros criollos y un cebú, todo a crédito. Yo hice lo que pude por preservar su historial crediticio, mire don Fermín, <text:span text:style-name="T15">sabe que </text:span>soy su amigo, <text:span text:style-name="T15">puedo negociar </text:span>por usted, <text:span text:style-name="T15">pero debe entender que se está metiendo en problemas, la negociación no va a ser fácil</text:span>, <text:span text:style-name="T15">los </text:span>acreedores ya lo traen entre ojos y el día menos pensado van a venir a embargarlo. Pero don Fermín no escuchaba a nadie: Currito <text:span text:style-name="T15">partiría </text:span>plaza en la Progreso, <text:span text:style-name="T15">costara lo que costara</text:span>. Por ese entonces <text:span text:style-name="T15">mis superiores </text:span>se <text:span text:style-name="T15">enteraron </text:span>de <text:span text:style-name="T15">la </text:span>amistad <text:span text:style-name="T15">que me unía a don </text:span>Fermín y me <text:span text:style-name="T15">cambiaron </text:span>de adscripción. <text:soft-page-break/><text:span text:style-name="T15">N</text:span>o volví a verlo en mucho tiempo. </text:p>
      <text:p text:style-name="P9">Nadia <text:span text:style-name="T16">está dormitando.</text:span> Don Fermín <text:span text:style-name="T17">saca la cabeza de Pocapena al patio y ahí se queda, </text:span>en cuclillas, <text:span text:style-name="T17">hipnotizado por el </text:span>toro. Ahora sería el momento de asomarme <text:span text:style-name="T17">discretamente</text:span>, meter la mano en el ataúd y sacar de ahí el cigarro. <text:span text:style-name="T17">No, no quiero ver al muerto.</text:span></text:p>
      <text:p text:style-name="P9">Yo nunca había ido a <text:span text:style-name="T7">Las Vestidas</text:span>. <text:span text:style-name="T17">Me llevaron unos </text:span>acreedores que celebraban<text:span text:style-name="T17"> la concesión de un crédito</text:span>. <text:span text:style-name="T17">El aire olía a perfume fuerte</text:span>. <text:span text:style-name="T17">La oscuridad se dejaba perturbar apenas por un chorro de luz concentrado en la pasarela, justo sobre </text:span><text:s/>una rubia <text:span text:style-name="T17">que se contoneaba con galones de teniente y botas militares. </text:span>La voz tras el micrófono exaltaba sus virtudes: en su mesa, sí, en su mesa, ahí mismo le van a bailar estos melones por tan solo un boleto, un boleto nada más para que este escultural pedorro sea suyo <text:span text:style-name="T17">para siempre por tres minutos, ahí mismo, en su mesa: Aline King, tercera llamada, tercera. </text:span>Yo estaba aturdido: <text:span text:style-name="T18">n</text:span>unca había visto una mujer así. Los acreedores palmeaban mi espalda llenos de regocijo. A media canción, la bailarina dejó al descubierto unos senos abrumadores y yo empecé a contar mentalmente los billetes en mi cartera. En un alarde trapecista, ella desanudó los cordeles y sin dejar de girar se <text:span text:style-name="T18">deshizo </text:span>de <text:span text:style-name="T18">las bragas</text:span>. Bajo las luces estroboscópicas, una berga <text:span text:style-name="T18">breve </text:span>se balanceó entre sus piernas. Yo intenté disimular mi desconcierto. Los acreedores se burlaron: ¿qué pasó <text:span text:style-name="T18">g</text:span>allo, no te gustan con badajo? <text:span text:style-name="T18">Yo intenté huir</text:span>, pero los acreedores llamaron a la boletera y me invitaron un baile. En eso, un pasodoble llenó el local y una doble erre retumbó en la garganta del micrófono: Currita, tercera llamada, tercera, y <text:span text:style-name="T18">entonces partiste plaza en tanga rosa, chaqueta de luces, capote <text:s/>montera bien calada: el respetable ovacionó tus senos minúsculos de andrógino: tal y como papá te había enseñado, tu capote sorteó el embate de un burel encorbatado que colgó un billete en el hilo tu escote. </text:span>Sonó el cambio de tercio: <text:span text:style-name="T18">t</text:span>e deshiciste de la montera y dedicaste <text:span text:style-name="T18">la </text:span>faena al respetable. <text:span text:style-name="T18">Luego te impulsaste del tubo con las dos manos y giraste como una loca hasta arrancar un olé unánime de las gargantas. Para </text:span><text:soft-page-break/><text:span text:style-name="T18">preparar la muerte, pediste al subalterno un estoque de imaginario: la estocada penetró certera el aire. En espiral morosa, tu tanga cae al suelo. Me levanto de la silla, corro hacia la pasarela, deseo tocarte: el verde olivo de tus ojos grita: sácame de aquí: llévame contigo, pero cuando mi mano se posa al fin sobre tu cuerpo, tres empleados de seguridad me someten por la espalda, me arrastran hacia la salida y me depositan en el frío de la madrugada, con el calor de tu mano de doce años temblando entre mis muslos. </text:span></text:p>
      <text:p text:style-name="P9">Me duele la espalda. <text:span text:style-name="T16">Quiero un cigarro. No me atrevo. </text:span>Le doy un trago al café. Está helado. Nadia <text:span text:style-name="T19">llora dormida</text:span>. <text:span text:style-name="T19">Don Fermín sigue en el patio: </text:span><text:span text:style-name="T20">es</text:span><text:span text:style-name="T19"> e</text:span>l amanecer <text:span text:style-name="T20">que </text:span>se avecina. </text:p>
      <text:p text:style-name="P9">Currito de Triana, el novillero, debutó en la Plaza Progreso un domingo del mes de agosto. <text:span text:style-name="T19">El tendido estaba a reventar. Una banda musical interpretaba pasodobles </text:span>desde el palco. Los novilleros hicieron el paseíllo y Currito no ocultó su entusiasmo al saludar hacia el tendido de sombra donde estaban las vestidas. No faltaba ninguna. <text:span text:style-name="T19">Yo sabía que era ahí en donde debía estar Currito, con ellas y no abajo, enfundado en ese traje de luces que tan bien le sentaba. </text:span>La banda dejó de tocar. Se escuchó una trompeta. Don Fermín salió a la plaza ataviado con su uniforme de monosabio, gorrita, saco rojo <text:span text:style-name="T21">con vivos amarillos</text:span>, <text:span text:style-name="T21">los ojos </text:span>resplandeciente<text:span text:style-name="T21">s</text:span>, los brazos por todo lo alto sosteniendo <text:span text:style-name="T21">una pizarra </text:span>con el orgullo de quien levanta <text:span text:style-name="T21">el título de un cuento</text:span>: </text:p>
      <text:p text:style-name="P9"/>
      <text:p text:style-name="P7">Pocapena</text:p>
      <text:p text:style-name="P6">3 años, 380 Kg. Arroyo Zarco</text:p>
      <text:p text:style-name="P6"/>
      <text:p text:style-name="P9">Algo quedó irremediablemente unido entre ese nombre y quien lo sostenía. Currito de Triana saludó a la autoridad y se arrodilló frente a la puerta de toriles. Estaba pálido, <text:span text:style-name="T21">sus labios temblaban</text:span>, la montera le quedaba grande y sostenía el capote con las manos pegadas a la barbilla, como <text:span text:style-name="T21">en una oración</text:span>. El sol dejaba caer su peso sobre el <text:soft-page-break/>tendido: <text:span text:style-name="T21">s</text:span>ácame de aquí, de estos aplausos, de estas trompetas, de este olor a tierra <text:span text:style-name="T21">con sangre con orines</text:span>. Se abrió la puerta. <text:span text:style-name="T21">Y s</text:span>urgió Pocapena. Muy alto, corniapretado, con mucho trapío. <text:span text:style-name="T21">No te moviste un ápice, no echaste el capote hacia atrás como papá te había enseñado, no giraste hacia el lado opuesto, no citaste como en la verónica. Pocapena tenía acaso más miedo que tú, por eso te clavó los pitones en el pecho y te levantó de la arena para reventarte el esternón contra las tablas. Demasiado tarde, el capote de un subalterno te lo quitó de encima. </text:span></text:p>
      <text:p text:style-name="P9">Don Fermín <text:span text:style-name="T21">saltó al ruedo</text:span>, <text:span text:style-name="T21">levantó a su hijo en brazos y se perdió en dirección </text:span>de la enfermería. <text:span text:style-name="T21">La vestida de las tetas militares también </text:span>saltó la barrera <text:span text:style-name="T21">en un alarido y desapareció corriendo tras ellos. </text:span>Pocapena murió sin gloria, como se muere en las carnicerías. Sus pupilas guardan la última silueta de Currito. Quizá es eso lo que Don Fermín <text:span text:style-name="T22">busca con tanto ahínco dentro los ojos de Pocapena. El hombre se levanta de pronto. Recoge una cobija. Entra en la sala. Se acerca a Nadia. La cubre con delicadeza. Ella no se inmuta. </text:span></text:p>
      <text:p text:style-name="P9">Me costó trabajo negociar las dos semanas de duelo con los acreedores. Vencido el plazo, <text:span text:style-name="T23">cayeron con judiciales, abogados <text:s/>dos camiones de mudanza para embargarlos. Les quitaron todos: e</text:span>l refrigerador, <text:span text:style-name="T23">el cebú, los toros criollos</text:span>. <text:span text:style-name="T23">Cuando llegué a medianoche los encontré sentados en la banqueta: las únicas pertenencias que habían logrado salvar eran una foto de Currito y la cabeza de Pocapena. </text:span>Esa noche durmieron en mi casa. <text:span text:style-name="T23">Al día siguiente se esfumaron. En la nota de despedida me advertían que iban a desaparecer por algún tiempo. Me pedían por favor que no los buscara. </text:span></text:p>
      <text:p text:style-name="P9"><text:span text:style-name="T23">Un sábado cualquiera por la mañana, </text:span><text:span text:style-name="T24">mientras esperaba</text:span><text:span text:style-name="T23"> </text:span><text:span text:style-name="T24">mi </text:span><text:span text:style-name="T23">turno en la salchichonería</text:span>, una desconocida pronunció mi nombre. Tenía el pelo teñido de rojo, los antebrazos cubiertos de pulseras <text:span text:style-name="T23">y una mirada benevolente</text:span>. <text:span text:style-name="T23">Tardé en reconocerla: e</text:span>ra Nadia. No la reconocí. Había embarnecido. <text:span text:style-name="T23">Ahora trabajaba con una mujer de negocios a quien se refería como </text:span><text:span text:style-name="T8">señora Vicenta</text:span>, dueña de una cadena de bares en el centro. <text:span text:style-name="T23">Fermín </text:span><text:soft-page-break/><text:span text:style-name="T23">trabajaba con ellas. </text:span>Les iba bien, pero lo mejor estaba por venir: hacía seis meses había iniciado un tratamiento en una clínica para la fertilidad, apenas ayer le habían confirmado que estaba embarazada. </text:p>
      <text:p text:style-name="P9">Miguelito nació en la víspera de día de reyes. <text:span text:style-name="T23">Desde entonces yo vengo cada año </text:span><text:span text:style-name="T25">a visitarlos</text:span><text:span text:style-name="T23">. </text:span><text:span text:style-name="T25">Siempre compro con una rosca de reyes para la ocasión</text:span><text:span text:style-name="T23">. </text:span><text:span text:style-name="T25">A mí me gustan más las roscas con forma circular, aunque sean un poco más caras que las elípticas. Siento que, como son más simétricas, también son más buenas. Nunca me ha gustado el sabor de las roscas con forma elíptica, pero como este año me despidieron del buró de crédito, no me alcanzó para una rosca circular. Por eso es que anteayer cenamos rosca elíptica. </text:span></text:p>
      <text:p text:style-name="P9">Yo le había pedido a Nadia que me ayudara a conseguir trabajo. Ella propuso invitar a la señora Vicenta a que partiera la rosca con nosotros: ella tenía muchos contactos. Me advirtió que <text:span text:style-name="T26">debía tratarla con cuidado porque </text:span>era una <text:span text:style-name="T26">mujer </text:span>muy especial. Llegué <text:span text:style-name="T26">a la cita en punto</text:span>. Fermín abrió la puerta y me ofreció una cerveza. <text:span text:style-name="T26">Brindamos. Desde </text:span>la ventana <text:span text:style-name="T26">pude observar a </text:span>Miguelito comiendo tierra en el arenero. Pensé con tristeza que éste era el <text:span text:style-name="T26">hogar</text:span> donde Currito hubiera <text:span text:style-name="T26">deseado </text:span>crecer, <text:span text:style-name="T26">una casa sin toros</text:span>, en donde <text:span text:style-name="T26">el único rastro </text:span>de <text:span text:style-name="T26">la </text:span>fiesta brava eran <text:span text:style-name="T26">una amarillenta foto suya y </text:span>la cabeza de Pocapena <text:span text:style-name="T26">empolvándose </text:span>en la pared. En eso <text:span text:style-name="T26">sonó el timbre: era </text:span>la Señora Vicenta. Sus facciones me parecieron vagamente familiares. <text:span text:style-name="T26">Le extendí mi mano: la estrechó con rudeza. Luego dejó dos paquetes en brazos de Fermín. </text:span>En uno había un regalo para Miguelito. En el otro una rosca elíptica. </text:p>
      <text:p text:style-name="P9">Lamento llegar tarde, <text:span text:style-name="T26">mira </text:span>Miguelito, <text:span text:style-name="T26">ven a ver lo que te trajo </text:span>la señora Vicenta, <text:span text:style-name="T27">déjenme</text:span> cambiarlo porque estaba en el arenero, mire señora Vicenta, le presento a la única persona que <text:span text:style-name="T27">se mantuvo a mi lado </text:span>cuando me embargaron, ábrelo Miguelito ¿qué es? ¡un camión de bomberos!, da las gracias, ándale, dale un besito a la señora Vicenta, papi ruuuun, papi ruuuun, ¿partimos la rosca?, sí, porque el chocolate se enfría, ¿dónde la compró, en <text:span text:style-name="T28">e</text:span>l Globo?, no, <text:span text:style-name="T28">las roscas prefiero comprarlas en el </text:span><text:soft-page-break/>Molino, aunque el pan de muerto me gusta más en <text:span text:style-name="T28">e</text:span>l Globo, ¿Nadia, la molesto con <text:span text:style-name="T28">un poquito </text:span>más chocolate?, con gusto, <text:span text:style-name="T28">¡</text:span>oigan… o ya se me cayó un diente o estoy masticando un niño! ¡<text:span text:style-name="T28">B</text:span>ravo don Fermín, le va a tocar traer los tamales! Quién sabe, a lo mejor <text:span text:style-name="T28">a alguien le sale otro niño</text:span>, ¡mira Miguelito, ven a ver el niñito que le salió a papá en la rosca!, papi ruuuuun, papi ruuuuun, déjelo, no hace caso, está fascinado con su camión de bomberos, ¿otro pedacito, Vicenta?, <text:span text:style-name="T28">está bien, </text:span>se lo acepto. <text:span text:style-name="T28">P</text:span>ues a mí esto me recuerda una día que andaba yo cobrando un horno de microondas, hace ya algunos años, cuando… ¡me salió <text:span text:style-name="T28">el otro niño</text:span>, me salió el segundo! Felicidades, Vicenta, usted y Fermín nos van a invitar los tamales el día de la Candelaria: cuando a uno le toca, le toca, papi ruuuun, papi ruuuun. </text:p>
      <text:p text:style-name="P9">El tiempo es un hilo infinito en la rosca de un tornillo. Da vueltas y vueltas alrededor de sí mismo, se imita, se repite, gesticula y se enrosca en torno a una caída que no acaba nunca. El niño de plástico, segundo de una rosca elíptica, resbaló de entre las uñas artificiales de la señora Vicenta e inició un lento trayecto en pos del suelo. Papi ruuuuun. Su garganta dejó escapar un ¡ay! falsamente femenino, que rebotó en la entropía de mi memoria y fue a parar al tendido de las vestidas en la Plaza Progreso. Vicenta intentó sujetar al niño y en un resquicio de su escote sorprendí a aquellos senos abrumadores girando en torno a un tubo. Papi ruuuuun, papi ruuuuun. El tornillo que sostenía <text:span text:style-name="T9">la cabeza del </text:span>toro perdió la cuerda, olvidó <text:span text:style-name="T9">su</text:span> ritmo. Con la sincronía de una carambola, el segundo niño de la rosca golpeó el suelo justo cuando la gravedad vencía la resistencia de ese último tornillo. Pocapena se desprendió del muro. Su cornamenta fulminó el cráneo de Miguelito. Lo demás fueron ecos de aquella tarde en la Plaza Progreso. Los gritos de la señora Vicenta (la vestida). El temblor convulso de don Fermín (el monosabio). El rastro de sangre sobre el piso (el toro). Y un último eco mucho más fresco, martillando el yunque del oído: Papi ruuuuun, papi ruuuuun. </text:p>
      <text:p text:style-name="P9">Don Fermín cierra la puerta del patio y se asoma al ataúd blanco. Mete la mano. <text:soft-page-break/>Recoge el cigarro. Lo enciende. Sácame de aquí. Llévame contigo. Yo me llevo la mano al rostro y la aplasto contra mis ojos: <text:span text:style-name="T9">n</text:span>o, no quiero ver al muer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style:font-name="Times New Roman1" fo:font-size="12pt" fo:font-style="italic" fo:font-weight="normal" style:font-size-asian="115%" style:font-weight-asian="normal"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eparador" style:family="paragraph" style:parent-style-name="Standard" style:class="text">
      <style:paragraph-properties fo:text-align="center" style:justify-single-word="false"/>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CuentoCorto" style:family="paragraph" style:parent-style-name="HTítulo" style:class="text">
      <style:paragraph-properties fo:margin-top="3cm" fo:margin-bottom="3cm" style:contextual-spacing="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HNormalTimes_20_Car_20_Car_20_Car_20_Car_20_Car_20_Car_20_Car_20_Car" style:display-name="HNormalTimes Car Car Car Car Car Car Car Car" style:family="text" style:parent-style-name="Fuente_20_de_20_párrafo_20_predeter.">
      <style:text-properties fo:font-size="14pt" fo:language="es" fo:country="ES" style:font-size-asian="14pt" style:font-size-complex="14pt" style:language-complex="ar" style:country-complex="SA"/>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Footer">
      <style:text-properties fo:font-size="10pt" style:font-size-asian="10pt" style:font-size-complex="10pt"/>
    </style:style>
    <style:style style:name="MP3" style:family="paragraph" style:parent-style-name="Header">
      <style:text-properties fo:font-size="10pt" fo:font-style="italic" officeooo:paragraph-rsid="001f9a1f" style:font-size-asian="10pt" style:font-style-asian="italic" style:font-size-complex="10pt" style:font-style-complex="italic"/>
    </style:style>
    <style:style style:name="MP4" style:family="paragraph" style:parent-style-name="Footer">
      <style:text-properties fo:font-style="italic" officeooo:paragraph-rsid="001f9a1f" style:font-style-asian="italic" style:font-style-complex="italic"/>
    </style:style>
    <style:style style:name="MT1" style:family="text">
      <style:text-properties officeooo:rsid="0023c434"/>
    </style:style>
    <style:style style:name="MT2" style:family="text">
      <style:text-properties officeooo:rsid="00213930"/>
    </style:style>
    <style:style style:name="MT3" style:family="text">
      <style:text-properties fo:font-size="12pt" style:font-size-asian="12pt" style:font-size-complex="12pt"/>
    </style:style>
    <style:style style:name="MT4" style:family="text"/>
    <style:style style:name="MT5" style:family="text">
      <style:text-properties officeooo:rsid="001f9a1f"/>
    </style:style>
    <style:style style:name="MT6" style:family="text">
      <style:text-properties fo:font-style="normal" officeooo:rsid="00213930" style:font-style-asian="normal" style:font-style-complex="normal"/>
    </style:style>
    <style:style style:name="MT7" style:family="text">
      <style:text-properties fo:font-size="10pt" officeooo:rsid="001f9a1f" style:font-size-asian="10pt" style:font-size-complex="10pt"/>
    </style:style>
    <style:style style:name="MT8" style:family="text">
      <style:text-properties fo:font-size="10pt" officeooo:rsid="0021f9c8"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2.776cm" fo:margin-top="0.499cm"/>
      </style:footer-style>
    </style:page-layout>
  </office:automatic-styles>
  <office:master-styles>
    <style:master-page style:name="Standard" style:page-layout-name="Mpm1">
      <style:header>
        <text:p text:style-name="MP1"><text:span text:style-name="MT1">Pocapena</text:span><text:span text:style-name="MT2"><text:tab/></text:span><text:tab/><text:span text:style-name="MT2">versión final</text:span></text:p>
      </style:header>
      <style:footer>
        <text:p text:style-name="MP2">@harmodio<text:tab/><text:span text:style-name="MT3"><text:page-number text:select-page="current">9</text:page-number></text:span><text:tab/><text:a xlink:type="simple" xlink:href="http://www.malversando.com/">www.malversando.com</text:a><text:tab/></text:p>
      </style:footer>
    </style:master-page>
    <style:master-page style:name="First_20_Page" style:display-name="First Page" style:page-layout-name="Mpm2" style:next-style-name="Standard">
      <style:header>
        <text:p text:style-name="MP3"><text:span text:style-name="MT2">@harmodio<text:tab/></text:span><text:span text:style-name="MT5"><text:tab/></text:span><text:span text:style-name="MT6">www.malversando.com</text:span></text:p>
      </style:header>
      <style:footer>
        <text:p text:style-name="MP4"><draw:frame draw:style-name="Mfr1" draw:name="gráficos2" text:anchor-type="paragraph" svg:x="14.527cm" svg:y="0.201cm" svg:width="2.328cm" svg:height="0.82cm" draw:z-index="0"><draw:image xlink:href="Pictures/10000201000000580000001F43DC0AF8.png" xlink:type="simple" xlink:show="embed" xlink:actuate="onLoad"/></draw:frame><text:span text:style-name="MT7">Usted es libre de copiar, distribuir, remezclar, transformar, </text:span><text:span text:style-name="MT8">editar, publicar</text:span><text:span text:style-name="MT7"> </text:span><text:span text:style-name="MT8">o</text:span><text:span text:style-name="MT7"> hacer uso comercial de </text:span><text:span text:style-name="MT8">este texto </text:span><text:span text:style-name="MT7">de acuerdo a las condiciones de la licencia copyleft cc-by-sa</text:span><text:span text:style-name="MT5"><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3-10-30T14:31:39</dc:date>
    <meta:editing-duration>P10DT12H9S</meta:editing-duration>
    <meta:editing-cycles>223</meta:editing-cycles>
    <meta:generator>LibreOffice/4.0.4.2$Linux_x86 LibreOffice_project/400m0$Build-2</meta:generator>
    <meta:print-date>2012-02-10T13:21:24</meta:print-date>
    <meta:document-statistic meta:table-count="0" meta:image-count="1" meta:object-count="0" meta:page-count="9" meta:paragraph-count="27" meta:word-count="2915" meta:character-count="16443" meta:non-whitespace-character-count="13530"/>
  </office:meta>
</office:document-meta>
</file>